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10/08/2021</text:span></text:p>
      <text:p text:style-name="P9"/>
      <text:p text:style-name="P10">RECIBI CONFORME</text:p>
      <text:p text:style-name="P9"/>
      <text:p text:style-name="P11">CLIENTE: CONTRERAS GARCIA CARMEN</text:p>
      <text:p text:style-name="P12">CANT. TOTAL DE CAJAS: 3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 FR. ROJO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3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GENETICA PROPIO</text:span></text:p>
      <text:p text:style-name="P5"><text:span text:style-name="T1">Destino: </text:span><text:span text:style-name="T3">SAN MARTIN DE PANGOA</text:span></text:p>
      <text:p text:style-name="P5"/>
      <text:p text:style-name="P5">Recojo: <text:span text:style-name="T3">CONTRERAS GARCIA CARMEN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09T23:05:46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